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1" text:outline-level="1">HOISTING</text:h>
      <text:h text:style-name="Heading_20_2" text:outline-level="2">Acumulări rapide</text:h>
      <text:list text:style-name="L1">
        <text:list-item>
          <text:p text:style-name="P1">Hoistingul este o conceptualizare menită a înțelege felul în care JavaScript funcționează. ATENȚIE! este doar un model, nu trebuie a se înțelege că este mecanica reală a limbajului.</text:p>
        </text:list-item>
        <text:list-item>
          <text:p text:style-name="P1">Declararea variabilelor și funcțiilor este „săltată" - hoisted la vârful scope-ului funcțional indiferent de poziția lor în cod.</text:p>
        </text:list-item>
        <text:list-item>
          <text:p text:style-name="P1">Funcțiile sunt săltate înaintea variabilelor.</text:p>
        </text:list-item>
        <text:list-item>
          <text:p text:style-name="P1">Hoistingul se face la momentul compilării, nu la faza de execuție.</text:p>
        </text:list-item>
        <text:list-item>
          <text:p text:style-name="P1">Variabila primește valoarea <text:span text:style-name="T1">undefined</text:span>. Pentru că se întâmplă acest lucru, cel mai bine este să declari variabilele în capul funcției și de preferat într-o singură declarație var.</text:p>
        </text:list-item>
        <text:list-item>
          <text:p text:style-name="P1">Hoistingul are un rol funamental în cazurile de recursiviate și recursivitate mutuală (o funcție o cheamă pe alta până când o condiție rupe lanțul).</text:p>
        </text:list-item>
      </text:list>
      <text:p text:style-name="P2">unu(1);</text:p>
      <text:p text:style-name="P3"/>
      <text:p text:style-name="P4">function unu(ceva){</text:p>
      <text:p text:style-name="P5"><text:s text:c="4"/>if(ceva &gt; 20) return ceva; <text:s text:c="1"/>// verifica valoarea sa nu fie mai mare de 20</text:p>
      <text:p text:style-name="P6"><text:s text:c="4"/>return doi(ceva + 2); <text:s text:c="6"/>// 7+2</text:p>
      <text:p text:style-name="P7">};</text:p>
      <text:p text:style-name="P8"/>
      <text:p text:style-name="P9">function doi(ceva){</text:p>
      <text:p text:style-name="P10"><text:s text:c="4"/>return trei(ceva) + 1; <text:s text:c="5"/>// 7</text:p>
      <text:p text:style-name="P11">};</text:p>
      <text:p text:style-name="P12"/>
      <text:p text:style-name="P13">function trei(ceva){</text:p>
      <text:p text:style-name="P14"><text:s text:c="4"/>return unu(ceva*2); <text:s text:c="8"/>// 6</text:p>
      <text:p text:style-name="P15">};</text:p>
      <text:list text:style-name="L2">
        <text:list-item>
          <text:p text:style-name="P16">unu este invocat cu valoarea 1</text:p>
        </text:list-item>
        <text:list-item>
          <text:p text:style-name="P16">f unu testeaza daca parametrul este mai mare decat 2; nu este</text:p>
        </text:list-item>
        <text:list-item>
          <text:p text:style-name="P16">doi este invocat trei cu valoarea 1+2 = 3</text:p>
        </text:list-item>
        <text:list-item>
          <text:p text:style-name="P16">trei este invocat cu valoarea 3 ; se adaugă în stivă 1 pentru această iterație</text:p>
        </text:list-item>
        <text:list-item>
          <text:p text:style-name="P16">f trei invoca unu cu valoarea 3*2 = 6</text:p>
        </text:list-item>
        <text:list-item>
          <text:p text:style-name="P16">unu verifica daca voaloarea param este mai mare de 20; nu este</text:p>
        </text:list-item>
        <text:list-item>
          <text:p text:style-name="P16">unu invoca doi cu valoarea 6+2 = 8</text:p>
        </text:list-item>
        <text:list-item>
          <text:p text:style-name="P16">doi invoca trei cu valoarea 8 ; se adaugă în stivă 1 pentru această iterație</text:p>
        </text:list-item>
        <text:list-item>
          <text:p text:style-name="P16">trei invoc unu cu valoarea 16</text:p>
        </text:list-item>
        <text:list-item>
          <text:p text:style-name="P16">unu evalueaza daca param este mai mare de 20; nu este</text:p>
        </text:list-item>
        <text:list-item>
          <text:p text:style-name="P16">unu invoca doi cu valoarea 16+2 = 18</text:p>
        </text:list-item>
        <text:list-item>
          <text:p text:style-name="P16">doi invocă trei cu valoarea 18 ; se adaugă în stivă 1 pentru această iterație</text:p>
        </text:list-item>
        <text:list-item>
          <text:p text:style-name="P16">trei invocă unu cu valoarea 18*2 = 36</text:p>
        </text:list-item>
        <text:list-item>
          <text:p text:style-name="P16">la 36 se adaugă valoarea din stivă 3</text:p>
        </text:list-item>
        <text:list-item>
          <text:p text:style-name="P16">Rezultat returnat: 39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